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svg:font-family="'DejaVu Sans'" style:font-family-generic="swiss"/>
    <style:font-face style:name="Tahoma" svg:font-family="Tahoma" style:font-family-generic="swiss"/>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fo:margin-right="-0.012cm" table:align="margins"/>
    </style:style>
    <style:style style:name="Tabulka1.A" style:family="table-column">
      <style:table-column-properties style:column-width="3.399cm" style:rel-column-width="13093*"/>
    </style:style>
    <style:style style:name="Tabulka1.B" style:family="table-column">
      <style:table-column-properties style:column-width="3.612cm" style:rel-column-width="13915*"/>
    </style:style>
    <style:style style:name="Tabulka1.C" style:family="table-column">
      <style:table-column-properties style:column-width="4.657cm" style:rel-column-width="17938*"/>
    </style:style>
    <style:style style:name="Tabulka1.D" style:family="table-column">
      <style:table-column-properties style:column-width="5.345cm" style:rel-column-width="20589*"/>
    </style:style>
    <style:style style:name="Tabulka1.A1" style:family="table-cell">
      <style:table-cell-properties fo:padding="0.097cm" fo:border-left="0.05pt solid #000000" fo:border-right="none" fo:border-top="0.05pt solid #000000" fo:border-bottom="0.05pt solid #000000"/>
    </style:style>
    <style:style style:name="Tabulka1.D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Standard">
      <style:text-properties fo:language="en" fo:country="US"/>
    </style:style>
    <style:style style:name="P3" style:family="paragraph" style:parent-style-name="Standard" style:list-style-name="L4">
      <style:text-properties fo:language="en" fo:country="US"/>
    </style:style>
    <style:style style:name="P4" style:family="paragraph" style:parent-style-name="Text_20_body">
      <style:text-properties fo:language="en" fo:country="US"/>
    </style:style>
    <style:style style:name="P5" style:family="paragraph" style:parent-style-name="Text_20_body" style:list-style-name="L1">
      <style:text-properties fo:language="en" fo:country="US"/>
    </style:style>
    <style:style style:name="P6" style:family="paragraph" style:parent-style-name="Text_20_body" style:list-style-name="L2">
      <style:text-properties fo:language="en" fo:country="US"/>
    </style:style>
    <style:style style:name="P7" style:family="paragraph" style:parent-style-name="Text_20_body" style:list-style-name="L3">
      <style:text-properties fo:language="en" fo:country="US"/>
    </style:style>
    <style:style style:name="P8" style:family="paragraph" style:parent-style-name="Text_20_body" style:list-style-name="L5">
      <style:text-properties fo:language="en" fo:country="US"/>
    </style:style>
    <style:style style:name="P9" style:family="paragraph" style:parent-style-name="Text_20_body" style:list-style-name="L6">
      <style:text-properties fo:language="en" fo:country="US"/>
    </style:style>
    <style:style style:name="P10" style:family="paragraph" style:parent-style-name="Heading_20_1">
      <style:text-properties fo:language="en" fo:country="US"/>
    </style:style>
    <style:style style:name="P11" style:family="paragraph" style:parent-style-name="Heading_20_2">
      <style:text-properties fo:language="en" fo:country="US"/>
    </style:style>
    <style:style style:name="P12" style:family="paragraph" style:parent-style-name="Heading_20_3">
      <style:text-properties fo:language="en" fo:country="US"/>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chnical specification</text:h>
      <text:h text:style-name="P11"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12" text:outline-level="3">Environment</text:h>
      <text:p text:style-name="P1">Our target platform is PC with MS Windows or Mac OS X. Connection to the Internet will not be required to use the application, but some features may be unavailable in that case.</text:p>
      <text:h text:style-name="P12" text:outline-level="3">Localization</text:h>
      <text:p text:style-name="P1">Application will be distributed with Czech and English localizations.</text:p>
      <text:h text:style-name="P12"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11" text:outline-level="2">Features</text:h>
      <text:h text:style-name="P12" text:outline-level="3">Terrain and Map Visualization</text:h>
      <text:list xml:id="list1301897434" text:style-name="L1">
        <text:list-item>
          <text:p text:style-name="P5">Central point of the application is 2D / 3D map view.</text:p>
        </text:list-item>
        <text:list-item>
          <text:p text:style-name="P5">Additional data relevant to glider flying can be shown on the map, for example airspace divisions, turn‑points or airfields.</text:p>
        </text:list-item>
      </text:list>
      <text:h text:style-name="P12" text:outline-level="3">Flight Planning</text:h>
      <text:list xml:id="list1746523519" text:style-name="L2">
        <text:list-item>
          <text:p text:style-name="P6">The application allows the user to plan a flight in advance by selecting from a set of turn‑points, which are pre‑declared or specified by the user.</text:p>
        </text:list-item>
        <text:list-item>
          <text:p text:style-name="P6">Flight plans can be saved to a file or loaded from it.</text:p>
        </text:list-item>
      </text:list>
      <text:h text:style-name="P12" text:outline-level="3">Flight Visualization</text:h>
      <text:list xml:id="list2039344226" text:style-name="L3">
        <text:list-item>
          <text:p text:style-name="P7">Flight paths from on‑board GPS flight recorder can be visualized over the map using different color schemes to illustrate ground speed, vertical speed, etc.</text:p>
        </text:list-item>
        <text:list-item>
          <text:p text:style-name="P7">Various flight statistics will be displayed in a plot.</text:p>
        </text:list-item>
      </text:list>
      <text:list xml:id="list1842754924" text:style-name="L4">
        <text:list-header>
          <text:p text:style-name="P3"/>
        </text:list-header>
      </text:list>
      <text:h text:style-name="P11" text:outline-level="2">GUI</text:h>
      <text:p text:style-name="P1">Application window consists of the following areas:</text:p>
      <text:list xml:id="list1656700130" text:style-name="L5">
        <text:list-item>
          <text:p text:style-name="P8"><text:soft-page-break/>Map view</text:p>
        </text:list-item>
        <text:list-item>
          <text:p text:style-name="P8">Left pane with list for selecting visible map features</text:p>
        </text:list-item>
        <text:list-item>
          <text:p text:style-name="P8">Bottom pane with various tool panels</text:p>
        </text:list-item>
        <text:list-item>
          <text:p text:style-name="P8">Menu bar</text:p>
        </text:list-item>
      </text:list>
      <text:p text:style-name="P1"/>
      <text:h text:style-name="P12" text:outline-level="3">Map view</text:h>
      <text:p text:style-name="P1">Map view shows the 2D or 3D terrain with:</text:p>
      <text:list xml:id="list373229298" text:style-name="L6">
        <text:list-item>
          <text:p text:style-name="P9">height map</text:p>
        </text:list-item>
        <text:list-item>
          <text:p text:style-name="P9">airspace division</text:p>
        </text:list-item>
        <text:list-item>
          <text:p text:style-name="P9">airfields</text:p>
        </text:list-item>
        <text:list-item>
          <text:p text:style-name="P9">turn points</text:p>
        </text:list-item>
        <text:list-item>
          <text:p text:style-name="P9">declared tasks</text:p>
        </text:list-item>
        <text:list-item>
          <text:p text:style-name="P9">opened IGC files</text:p>
        </text:list-item>
      </text:list>
      <text:p text:style-name="P1">Each of these features can be individually shown or hidden from the left pane.</text:p>
      <text:h text:style-name="P12"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office:annotation><dc:creator>Neznámý autor</dc:creator><dc:date>2011-11-10T10:31:08</dc:date><text:p text:style-name="P13"><text:span text:style-name="T2">Specify what is zooming (zoom or pan in)</text:span></text:p></office:annotation>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office:annotation><dc:creator>Neznámý autor</dc:creator><dc:date>2011-11-10T10:50:12</dc:date><text:p text:style-name="P13"><text:span text:style-name="T2">Depends on OSG Earth camera manipulatos.</text:span></text:p></office:annotation>Panning is technically done as a rotation around globe center.</text:p>
      <text:p text:style-name="P1">Mouse rotation modes use the clicked point (in 3D) as a center of rotation. It can be for example a point on the terrain or a point on IGC visualization curve.</text:p>
      <text:p text:style-name="P1">Key rotation is always around point on terrain which is in the middle of view.</text:p>
      <text:p text:style-name="P1">Angle of rotation is bounded, user can never look above given fixed angle (e.g. 20° below horizon).</text:p>
      <text:p text:style-name="P1">Camera control in 2D mode is limited only to panning and zooming.</text:p>
      <text:h text:style-name="P12" text:outline-level="3">Left pane</text:h>
      <text:p text:style-name="P1">Left pane is used to control the main map view. It contains a list of available map features</text:p>
      <text:p text:style-name="P1"/>
      <text:h text:style-name="Heading_20_2" text:outline-level="2"><text:soft-page-break/>Packages</text:h>
      <text:h text:style-name="P11" text:outline-level="2">Application parts</text:h>
      <text:p text:style-name="P2"/>
      <text:list xml:id="list420900014" text:continue-list="list1842754924" text:style-name="L4">
        <text:list-item>
          <text:p text:style-name="P3">Application core</text:p>
        </text:list-item>
        <text:list-item>
          <text:p text:style-name="P3">Base data access libraries</text:p>
        </text:list-item>
        <text:list-item>
          <text:p text:style-name="P3">Mandatory modules</text:p>
        </text:list-item>
        <text:list-item>
          <text:p text:style-name="P3">Optional modules (Plug-i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svg:font-family="'DejaVu Sans'" style:font-family-generic="swiss"/>
    <style:font-face style:name="Tahoma" svg:font-family="Tahoma" style:font-family-generic="swiss"/>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paragraph-properties fo:margin-top="0.319cm" fo:margin-bottom="0.21cm"/>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0T09:01:20.94</meta:creation-date>
    <dc:date>2011-11-10T11:56:49</dc:date>
    <meta:editing-duration>PT2H29M36S</meta:editing-duration>
    <meta:editing-cycles>33</meta:editing-cycles>
    <meta:generator>LibreOffice/3.4$Linux LibreOffice_project/340m1$Build-302</meta:generator>
    <dc:creator>Jakub Marek</dc:creator>
    <meta:document-statistic meta:table-count="1" meta:image-count="0" meta:object-count="0" meta:page-count="3" meta:paragraph-count="65" meta:word-count="520" meta:character-count="3030" meta:non-whitespace-character-count="2597"/>
  </office:meta>
</office:document-meta>
</file>